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600000056F6EABCC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0.67cm" fo:min-width="1.42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0.17cm" fo:min-width="0.836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5.799cm" svg:height="2.168cm" svg:x="-0.049cm" svg:y="-0.049cm">
            <draw:image xlink:href="Pictures/10000000000000E600000056F6EABCCD.png" xlink:type="simple" xlink:show="embed" xlink:actuate="onLoad" draw:mime-type="image/png">
              <text:p/>
            </draw:image>
          </draw:frame>
          <draw:custom-shape draw:style-name="gr3" draw:text-style-name="P1" draw:layer="layout" svg:width="2cm" svg:height="1cm" svg:x="0.416cm" svg:y="1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16cm" svg:height="0.5cm" svg:x="4.25cm" svg:y="1.08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7cm" fo:page-height="2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3T05:09:37.151355666</dc:date>
    <meta:editing-duration>PT16M47S</meta:editing-duration>
    <meta:editing-cycles>5</meta:editing-cycles>
    <meta:generator>LibreOffice/24.2.7.2$Linux_X86_64 LibreOffice_project/420$Build-2</meta:generator>
    <meta:document-statistic meta:object-count="4"/>
  </office:meta>
</office:document-meta>
</file>